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sans-serif, Arial, Helvetic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a4d" officeooo:paragraph-rsid="0014da4d"/>
    </style:style>
    <style:style style:name="P2" style:family="paragraph" style:parent-style-name="Standard">
      <style:text-properties officeooo:rsid="000fc201" officeooo:paragraph-rsid="000fc201"/>
    </style:style>
    <style:style style:name="P3" style:family="paragraph" style:parent-style-name="Standard">
      <style:text-properties officeooo:rsid="00113dc9" officeooo:paragraph-rsid="00113dc9"/>
    </style:style>
    <style:style style:name="P4" style:family="paragraph" style:parent-style-name="Standard">
      <style:text-properties officeooo:rsid="0012e3c6" officeooo:paragraph-rsid="0012e3c6"/>
    </style:style>
    <style:style style:name="P5" style:family="paragraph" style:parent-style-name="Standard">
      <style:text-properties officeooo:rsid="0014a261" officeooo:paragraph-rsid="0014da4d"/>
    </style:style>
    <style:style style:name="T1" style:family="text">
      <style:text-properties officeooo:rsid="00113dc9"/>
    </style:style>
    <style:style style:name="T2" style:family="text">
      <style:text-properties officeooo:rsid="0012e3c6"/>
    </style:style>
    <style:style style:name="T3" style:family="text">
      <style:text-properties officeooo:rsid="0014da4d"/>
    </style:style>
    <style:style style:name="T4" style:family="text">
      <style:text-properties officeooo:rsid="00171a47"/>
    </style:style>
    <style:style style:name="T5" style:family="text">
      <style:text-properties officeooo:rsid="0017f27b"/>
    </style:style>
    <style:style style:name="T6" style:family="text">
      <style:text-properties officeooo:rsid="001958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All</text:span> problem have their<text:span text:style-name="T4">s </text:span>solutions.</text:p>
      <text:p text:style-name="P2"/>
      <text:p text:style-name="P2">Firstly, I would say that a good web API rely on how its problematic <text:span text:style-name="T1">is</text:span> apprehended. I believe that being proactive <text:span text:style-name="T1">is a quality because it gives a better way to abstract the problem to solve.</text:span></text:p>
      <text:p text:style-name="P3"/>
      <text:p text:style-name="P3">I think a good web API must take care of the change management process. <text:span text:style-name="T6">Recently</text:span> I worked using the Instagram web API and many changes will occur until the end of 2018. It is a bad thing to introduce break changes to existing endpoints. <text:span text:style-name="T2">Because, it breaks everything that developer made on their side. What exists should be kept as long as it is stable.</text:span></text:p>
      <text:p text:style-name="P3"/>
      <text:p text:style-name="P4">Also another things that could be part of the process is KISS. I would expose only what is needed and in the same process I would try to be semantically <text:s/>correct. I know it is hard to find the right semantic sometimes but I would not create something that return confusing status code.</text:p>
      <text:p text:style-name="P4"/>
      <text:p text:style-name="P5">To be more specific I would try my best to create a Restful API following its 5 constraints. I would design <text:span text:style-name="T3">to be secured and salable. I would create some layers of security such as regenerating authentication credentials, second access token, automated security testing.</text:span></text:p>
      <text:p text:style-name="P1">On the scalability, I would use a load balancer (such as AWS load balancing or kunernetes) to make it reactive. And as a good practice I would use vertical scale to create more server when the demand is high. To get good performance I would use RabbitMQ for queu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sans-serif, Arial, Helvetic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7:40:25.548490266</meta:creation-date>
    <dc:date>2018-05-21T18:45:14.996814879</dc:date>
    <meta:editing-duration>PT17M27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252" meta:character-count="1401" meta:non-whitespace-character-count="1154"/>
  </office:meta>
</office:document-meta>
</file>